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cm" svg:stroke-color="#000000" draw:stroke-linejoin="miter" draw:fill="solid" draw:fill-color="#000077" fo:padding-top="0.14cm" fo:padding-bottom="0.14cm" fo:padding-left="0.265cm" fo:padding-right="0.265cm"/>
    </style:style>
    <style:style style:name="gr2" style:family="graphic" style:parent-style-name="standard">
      <style:graphic-properties draw:stroke="solid" svg:stroke-width="0.03cm" svg:stroke-color="#000000" draw:stroke-linejoin="miter" draw:fill="solid" draw:fill-color="#aaeeaa" fo:padding-top="0.14cm" fo:padding-bottom="0.14cm" fo:padding-left="0.265cm" fo:padding-right="0.265cm"/>
    </style:style>
    <style:style style:name="gr3" style:family="graphic" style:parent-style-name="standard">
      <style:graphic-properties draw:stroke="solid" svg:stroke-width="0.03cm" svg:stroke-color="#000000" draw:stroke-linejoin="miter" draw:fill="none" fo:padding-top="0.14cm" fo:padding-bottom="0.14cm" fo:padding-left="0.265cm" fo:padding-right="0.265cm"/>
    </style:style>
    <style:style style:name="gr4" style:family="graphic" style:parent-style-name="standard">
      <style:graphic-properties draw:stroke="none" draw:fill="none" draw:textarea-horizontal-align="left" draw:auto-grow-width="true" fo:min-height="0cm" fo:min-width="0cm" fo:padding-top="0cm" fo:padding-bottom="0cm" fo:padding-left="0cm" fo:padding-right="0cm"/>
    </style:style>
    <style:style style:name="gr5" style:family="graphic" style:parent-style-name="objectwithoutfill">
      <style:graphic-properties draw:marker-start="" draw:marker-end="Arrow" draw:marker-end-width="0.3cm" draw:fill="none" draw:textarea-vertical-align="middle"/>
    </style:style>
    <style:style style:name="gr6" style:family="graphic" style:parent-style-name="objectwithoutfill">
      <style:graphic-properties draw:marker-start="" draw:marker-end="Arrow" draw:fill="none" draw:textarea-vertical-align="middle"/>
    </style:style>
    <style:style style:name="gr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T1" style:family="text">
      <style:text-properties fo:font-variant="normal" fo:text-transform="none" fo:color="#ffffff" style:font-name="Arial1" fo:font-size="13.6000003814697pt" fo:font-style="normal" fo:font-weight="normal"/>
    </style:style>
    <style:style style:name="T2" style:family="text">
      <style:text-properties fo:font-variant="normal" fo:text-transform="none" fo:color="#000000" style:font-name="Arial1" fo:font-size="13.6000003814697pt" fo:font-style="normal"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layer="layout" svg:width="2.793cm" svg:height="0.601cm" svg:x="15.169cm" svg:y="10.663cm" svg:viewBox="0 0 2794 602" draw:points="1397,602 0,602 0,0 2794,0 2794,602">
          <text:p/>
        </draw:polygon>
        <draw:polygon draw:style-name="gr2" draw:layer="layout" svg:width="2.793cm" svg:height="0.601cm" svg:x="15.169cm" svg:y="11.264cm" svg:viewBox="0 0 2794 602" draw:points="1397,602 0,602 0,0 2794,0 2794,602">
          <text:p/>
        </draw:polygon>
        <draw:polygon draw:style-name="gr3" draw:layer="layout" svg:width="2.793cm" svg:height="0.601cm" svg:x="15.169cm" svg:y="11.865cm" svg:viewBox="0 0 2794 602" draw:points="1397,602 0,602 0,0 2794,0 2794,602">
          <text:p/>
        </draw:polygon>
        <draw:polygon draw:style-name="gr3" draw:layer="layout" svg:width="2.793cm" svg:height="0.601cm" svg:x="15.169cm" svg:y="12.465cm" svg:viewBox="0 0 2794 602" draw:points="1397,602 0,602 0,0 2794,0 2794,602">
          <text:p/>
        </draw:polygon>
        <draw:polygon draw:style-name="gr3" xml:id="id2" draw:id="id2" draw:layer="layout" svg:width="2.793cm" svg:height="0.601cm" svg:x="15.169cm" svg:y="13.066cm" svg:viewBox="0 0 2794 602" draw:points="1397,602 0,602 0,0 2794,0 2794,602">
          <text:p/>
        </draw:polygon>
        <draw:polygon draw:style-name="gr3" draw:layer="layout" svg:width="2.793cm" svg:height="0.601cm" svg:x="15.169cm" svg:y="13.667cm" svg:viewBox="0 0 2794 602" draw:points="1397,602 0,602 0,0 2794,0 2794,602">
          <text:p/>
        </draw:polygon>
        <draw:polygon draw:style-name="gr3" draw:layer="layout" svg:width="2.793cm" svg:height="0.601cm" svg:x="15.169cm" svg:y="14.268cm" svg:viewBox="0 0 2794 602" draw:points="1397,602 0,602 0,0 2794,0 2794,602">
          <text:p/>
        </draw:polygon>
        <draw:polygon draw:style-name="gr3" draw:layer="layout" svg:width="2.793cm" svg:height="0.601cm" svg:x="15.169cm" svg:y="14.868cm" svg:viewBox="0 0 2794 602" draw:points="1397,602 0,602 0,0 2794,0 2794,602">
          <text:p/>
        </draw:polygon>
        <draw:polygon draw:style-name="gr3" draw:layer="layout" svg:width="2.793cm" svg:height="0.601cm" svg:x="15.169cm" svg:y="15.469cm" svg:viewBox="0 0 2794 602" draw:points="1397,602 0,602 0,0 2794,0 2794,602">
          <text:p/>
        </draw:polygon>
        <draw:polygon draw:style-name="gr1" draw:layer="layout" svg:width="2.493cm" svg:height="0.601cm" svg:x="3.695cm" svg:y="14.087cm" svg:viewBox="0 0 2494 602" draw:points="1247,602 0,602 0,0 2494,0 2494,602">
          <text:p/>
        </draw:polygon>
        <draw:polygon draw:style-name="gr2" draw:layer="layout" svg:width="2.493cm" svg:height="0.601cm" svg:x="3.695cm" svg:y="14.688cm" svg:viewBox="0 0 2494 602" draw:points="1247,602 0,602 0,0 2494,0 2494,602">
          <text:p/>
        </draw:polygon>
        <draw:polygon draw:style-name="gr3" draw:layer="layout" svg:width="2.493cm" svg:height="0.601cm" svg:x="3.695cm" svg:y="15.289cm" svg:viewBox="0 0 2494 602" draw:points="1247,602 0,602 0,0 2494,0 2494,602">
          <text:p/>
        </draw:polygon>
        <draw:polygon draw:style-name="gr3" draw:layer="layout" svg:width="2.493cm" svg:height="0.601cm" svg:x="3.695cm" svg:y="15.89cm" svg:viewBox="0 0 2494 602" draw:points="1247,602 0,602 0,0 2494,0 2494,602">
          <text:p/>
        </draw:polygon>
        <draw:polygon draw:style-name="gr1" draw:layer="layout" svg:width="3.695cm" svg:height="0.601cm" svg:x="6.188cm" svg:y="9.372cm" svg:viewBox="0 0 3696 602" draw:points="1848,602 0,602 0,0 3696,0 3696,602">
          <text:p/>
        </draw:polygon>
        <draw:polygon draw:style-name="gr3" draw:layer="layout" svg:width="3.695cm" svg:height="0.601cm" svg:x="6.188cm" svg:y="9.972cm" svg:viewBox="0 0 3696 602" draw:points="1848,602 0,602 0,0 3696,0 3696,602">
          <text:p/>
        </draw:polygon>
        <draw:polygon draw:style-name="gr3" draw:layer="layout" svg:width="3.695cm" svg:height="0.601cm" svg:x="6.188cm" svg:y="10.573cm" svg:viewBox="0 0 3696 602" draw:points="1848,602 0,602 0,0 3696,0 3696,602">
          <text:p/>
        </draw:polygon>
        <draw:polygon draw:style-name="gr3" draw:layer="layout" svg:width="3.695cm" svg:height="0.601cm" svg:x="6.188cm" svg:y="11.174cm" svg:viewBox="0 0 3696 602" draw:points="1848,602 0,602 0,0 3696,0 3696,602">
          <text:p/>
        </draw:polygon>
        <draw:polygon draw:style-name="gr1" draw:layer="layout" svg:width="2.583cm" svg:height="0.601cm" svg:x="15.559cm" svg:y="0.451cm" svg:viewBox="0 0 2584 602" draw:points="1292,602 0,602 0,0 2584,0 2584,602">
          <text:p/>
        </draw:polygon>
        <draw:polygon draw:style-name="gr2" xml:id="id1" draw:id="id1" draw:layer="layout" svg:width="2.583cm" svg:height="0.601cm" svg:x="15.559cm" svg:y="1.051cm" svg:viewBox="0 0 2584 602" draw:points="1292,602 0,602 0,0 2584,0 2584,602">
          <text:p/>
        </draw:polygon>
        <draw:polygon draw:style-name="gr3" draw:layer="layout" svg:width="2.583cm" svg:height="0.601cm" svg:x="15.559cm" svg:y="1.652cm" svg:viewBox="0 0 2584 602" draw:points="1292,602 0,602 0,0 2584,0 2584,602">
          <text:p/>
        </draw:polygon>
        <draw:polygon draw:style-name="gr3" draw:layer="layout" svg:width="2.583cm" svg:height="0.601cm" svg:x="15.559cm" svg:y="2.253cm" svg:viewBox="0 0 2584 602" draw:points="1292,602 0,602 0,0 2584,0 2584,602">
          <text:p/>
        </draw:polygon>
        <draw:polygon draw:style-name="gr3" draw:layer="layout" svg:width="2.583cm" svg:height="0.601cm" svg:x="15.559cm" svg:y="2.854cm" svg:viewBox="0 0 2584 602" draw:points="1292,602 0,602 0,0 2584,0 2584,602">
          <text:p/>
        </draw:polygon>
        <draw:polygon draw:style-name="gr3" draw:layer="layout" svg:width="2.583cm" svg:height="0.601cm" svg:x="15.559cm" svg:y="3.454cm" svg:viewBox="0 0 2584 602" draw:points="1292,602 0,602 0,0 2584,0 2584,602">
          <text:p/>
        </draw:polygon>
        <draw:polygon draw:style-name="gr3" draw:layer="layout" svg:width="2.583cm" svg:height="0.601cm" svg:x="15.559cm" svg:y="4.055cm" svg:viewBox="0 0 2584 602" draw:points="1292,602 0,602 0,0 2584,0 2584,602">
          <text:p/>
        </draw:polygon>
        <draw:polygon draw:style-name="gr3" draw:layer="layout" svg:width="2.583cm" svg:height="0.601cm" svg:x="15.559cm" svg:y="4.656cm" svg:viewBox="0 0 2584 602" draw:points="1292,602 0,602 0,0 2584,0 2584,602">
          <text:p/>
        </draw:polygon>
        <draw:polygon draw:style-name="gr3" draw:layer="layout" svg:width="2.583cm" svg:height="0.601cm" svg:x="15.559cm" svg:y="5.256cm" svg:viewBox="0 0 2584 602" draw:points="1292,602 0,602 0,0 2584,0 2584,602">
          <text:p/>
        </draw:polygon>
        <draw:polygon draw:style-name="gr1" draw:layer="layout" svg:width="2.643cm" svg:height="0.601cm" svg:x="0.451cm" svg:y="3.034cm" svg:viewBox="0 0 2644 602" draw:points="1322,602 0,602 0,0 2644,0 2644,602">
          <text:p/>
        </draw:polygon>
        <draw:polygon draw:style-name="gr2" draw:layer="layout" svg:width="2.643cm" svg:height="0.601cm" svg:x="0.451cm" svg:y="3.634cm" svg:viewBox="0 0 2644 602" draw:points="1322,602 0,602 0,0 2644,0 2644,602">
          <text:p/>
        </draw:polygon>
        <draw:polygon draw:style-name="gr3" draw:layer="layout" svg:width="2.643cm" svg:height="0.601cm" svg:x="0.451cm" svg:y="4.235cm" svg:viewBox="0 0 2644 602" draw:points="1322,602 0,602 0,0 2644,0 2644,602">
          <text:p/>
        </draw:polygon>
        <draw:polygon draw:style-name="gr3" draw:layer="layout" svg:width="2.643cm" svg:height="0.601cm" svg:x="0.451cm" svg:y="4.836cm" svg:viewBox="0 0 2644 602" draw:points="1322,602 0,602 0,0 2644,0 2644,602">
          <text:p/>
        </draw:polygon>
        <draw:polygon draw:style-name="gr3" draw:layer="layout" svg:width="2.643cm" svg:height="0.601cm" svg:x="0.451cm" svg:y="5.437cm" svg:viewBox="0 0 2644 602" draw:points="1322,602 0,602 0,0 2644,0 2644,602">
          <text:p/>
        </draw:polygon>
        <draw:polygon draw:style-name="gr3" draw:layer="layout" svg:width="2.643cm" svg:height="0.601cm" svg:x="0.451cm" svg:y="6.037cm" svg:viewBox="0 0 2644 602" draw:points="1322,602 0,602 0,0 2644,0 2644,602">
          <text:p/>
        </draw:polygon>
        <draw:polygon draw:style-name="gr1" draw:layer="layout" svg:width="3.815cm" svg:height="0.601cm" svg:x="6.878cm" svg:y="1.171cm" svg:viewBox="0 0 3816 602" draw:points="1908,602 0,602 0,0 3816,0 3816,602">
          <text:p/>
        </draw:polygon>
        <draw:polygon draw:style-name="gr3" draw:layer="layout" svg:width="3.815cm" svg:height="0.601cm" svg:x="6.878cm" svg:y="1.772cm" svg:viewBox="0 0 3816 602" draw:points="1908,602 0,602 0,0 3816,0 3816,602">
          <text:p/>
        </draw:polygon>
        <draw:polygon draw:style-name="gr3" draw:layer="layout" svg:width="3.815cm" svg:height="0.601cm" svg:x="6.878cm" svg:y="2.373cm" svg:viewBox="0 0 3816 602" draw:points="1908,602 0,602 0,0 3816,0 3816,602">
          <text:p/>
        </draw:polygon>
        <draw:polygon draw:style-name="gr3" xml:id="id3" draw:id="id3" draw:layer="layout" svg:width="3.815cm" svg:height="0.601cm" svg:x="6.878cm" svg:y="2.974cm" svg:viewBox="0 0 3816 602" draw:points="1908,602 0,602 0,0 3816,0 3816,602">
          <text:p/>
        </draw:polygon>
        <draw:polygon draw:style-name="gr3" draw:layer="layout" svg:width="3.815cm" svg:height="0.601cm" svg:x="6.878cm" svg:y="3.574cm" svg:viewBox="0 0 3816 602" draw:points="1908,602 0,602 0,0 3816,0 3816,602">
          <text:p/>
        </draw:polygon>
        <draw:polygon draw:style-name="gr3" draw:layer="layout" svg:width="3.815cm" svg:height="0.601cm" svg:x="6.878cm" svg:y="4.175cm" svg:viewBox="0 0 3816 602" draw:points="1908,602 0,602 0,0 3816,0 3816,602">
          <text:p/>
        </draw:polygon>
        <draw:polygon draw:style-name="gr3" draw:layer="layout" svg:width="3.815cm" svg:height="0.601cm" svg:x="6.878cm" svg:y="4.776cm" svg:viewBox="0 0 3816 602" draw:points="1908,602 0,602 0,0 3816,0 3816,602">
          <text:p/>
        </draw:polygon>
        <draw:polygon draw:style-name="gr3" draw:layer="layout" svg:width="3.815cm" svg:height="0.601cm" svg:x="6.878cm" svg:y="5.377cm" svg:viewBox="0 0 3816 602" draw:points="1908,602 0,602 0,0 3816,0 3816,602">
          <text:p/>
        </draw:polygon>
        <draw:frame draw:style-name="gr4" draw:layer="layout" svg:width="2.212cm" svg:height="0.539cm" svg:x="15.319cm" svg:y="10.763cm">
          <draw:text-box>
            <text:p text:style-name="P1"><text:span text:style-name="T1">comments</text:span></text:p>
          </draw:text-box>
        </draw:frame>
        <draw:frame draw:style-name="gr4" draw:layer="layout" svg:width="0.375cm" svg:height="0.539cm" svg:x="15.319cm" svg:y="11.364cm">
          <draw:text-box>
            <text:p text:style-name="P1"><text:span text:style-name="T2">id</text:span></text:p>
          </draw:text-box>
        </draw:frame>
        <draw:frame draw:style-name="gr4" draw:layer="layout" svg:width="2.61cm" svg:height="0.539cm" svg:x="15.319cm" svg:y="11.965cm">
          <draw:text-box>
            <text:p text:style-name="P1"><text:span text:style-name="T2">comment_id</text:span></text:p>
          </draw:text-box>
        </draw:frame>
        <draw:frame draw:style-name="gr4" draw:layer="layout" svg:width="1.577cm" svg:height="0.539cm" svg:x="15.319cm" svg:y="12.566cm">
          <draw:text-box>
            <text:p text:style-name="P1"><text:span text:style-name="T2">user_id</text:span></text:p>
          </draw:text-box>
        </draw:frame>
        <draw:frame draw:style-name="gr4" draw:layer="layout" svg:width="2cm" svg:height="0.539cm" svg:x="15.319cm" svg:y="13.166cm">
          <draw:text-box>
            <text:p text:style-name="P1"><text:span text:style-name="T2">thread_id</text:span></text:p>
          </draw:text-box>
        </draw:frame>
        <draw:frame draw:style-name="gr4" draw:layer="layout" svg:width="1.971cm" svg:height="0.539cm" svg:x="15.319cm" svg:y="13.767cm">
          <draw:text-box>
            <text:p text:style-name="P1"><text:span text:style-name="T2">comment</text:span></text:p>
          </draw:text-box>
        </draw:frame>
        <draw:frame draw:style-name="gr4" draw:layer="layout" svg:width="1.306cm" svg:height="0.539cm" svg:x="15.319cm" svg:y="14.368cm">
          <draw:text-box>
            <text:p text:style-name="P1"><text:span text:style-name="T2">image</text:span></text:p>
          </draw:text-box>
        </draw:frame>
        <draw:frame draw:style-name="gr4" draw:layer="layout" svg:width="2.267cm" svg:height="0.539cm" svg:x="15.319cm" svg:y="14.968cm">
          <draw:text-box>
            <text:p text:style-name="P1"><text:span text:style-name="T2">created_at</text:span></text:p>
          </draw:text-box>
        </draw:frame>
        <draw:frame draw:style-name="gr4" draw:layer="layout" svg:width="2.398cm" svg:height="0.539cm" svg:x="15.319cm" svg:y="15.569cm">
          <draw:text-box>
            <text:p text:style-name="P1"><text:span text:style-name="T2">updated_at</text:span></text:p>
          </draw:text-box>
        </draw:frame>
        <draw:frame draw:style-name="gr4" draw:layer="layout" svg:width="2.212cm" svg:height="0.539cm" svg:x="3.845cm" svg:y="14.188cm">
          <draw:text-box>
            <text:p text:style-name="P1"><text:span text:style-name="T1">migrations</text:span></text:p>
          </draw:text-box>
        </draw:frame>
        <draw:frame draw:style-name="gr4" draw:layer="layout" svg:width="0.375cm" svg:height="0.539cm" svg:x="3.845cm" svg:y="14.788cm">
          <draw:text-box>
            <text:p text:style-name="P1"><text:span text:style-name="T2">id</text:span></text:p>
          </draw:text-box>
        </draw:frame>
        <draw:frame draw:style-name="gr4" draw:layer="layout" svg:width="1.971cm" svg:height="0.539cm" svg:x="3.845cm" svg:y="15.389cm">
          <draw:text-box>
            <text:p text:style-name="P1"><text:span text:style-name="T2">migration</text:span></text:p>
          </draw:text-box>
        </draw:frame>
        <draw:frame draw:style-name="gr4" draw:layer="layout" svg:width="1.175cm" svg:height="0.539cm" svg:x="3.845cm" svg:y="15.99cm">
          <draw:text-box>
            <text:p text:style-name="P1"><text:span text:style-name="T2">batch</text:span></text:p>
          </draw:text-box>
        </draw:frame>
        <draw:frame draw:style-name="gr4" draw:layer="layout" svg:width="3.634cm" svg:height="0.539cm" svg:x="6.338cm" svg:y="9.472cm">
          <draw:text-box>
            <text:p text:style-name="P1"><text:span text:style-name="T1">password_resets</text:span></text:p>
          </draw:text-box>
        </draw:frame>
        <draw:frame draw:style-name="gr4" xml:id="id4" draw:id="id4" draw:layer="layout" svg:width="1.145cm" svg:height="0.539cm" svg:x="6.338cm" svg:y="10.072cm">
          <draw:text-box>
            <text:p text:style-name="P1"><text:span text:style-name="T2">email</text:span></text:p>
          </draw:text-box>
        </draw:frame>
        <draw:frame draw:style-name="gr4" draw:layer="layout" svg:width="1.175cm" svg:height="0.539cm" svg:x="6.338cm" svg:y="10.673cm">
          <draw:text-box>
            <text:p text:style-name="P1"><text:span text:style-name="T2">token</text:span></text:p>
          </draw:text-box>
        </draw:frame>
        <draw:frame draw:style-name="gr4" draw:layer="layout" svg:width="2.267cm" svg:height="0.539cm" svg:x="6.338cm" svg:y="11.274cm">
          <draw:text-box>
            <text:p text:style-name="P1"><text:span text:style-name="T2">created_at</text:span></text:p>
          </draw:text-box>
        </draw:frame>
        <draw:frame draw:style-name="gr4" draw:layer="layout" svg:width="1.602cm" svg:height="0.539cm" svg:x="15.709cm" svg:y="0.551cm">
          <draw:text-box>
            <text:p text:style-name="P1"><text:span text:style-name="T1">threads</text:span></text:p>
          </draw:text-box>
        </draw:frame>
        <draw:frame draw:style-name="gr4" draw:layer="layout" svg:width="0.375cm" svg:height="0.539cm" svg:x="15.709cm" svg:y="1.151cm">
          <draw:text-box>
            <text:p text:style-name="P1"><text:span text:style-name="T2">id</text:span></text:p>
          </draw:text-box>
        </draw:frame>
        <draw:frame draw:style-name="gr4" draw:layer="layout" svg:width="1.577cm" svg:height="0.539cm" svg:x="15.709cm" svg:y="1.752cm">
          <draw:text-box>
            <text:p text:style-name="P1"><text:span text:style-name="T2">user_id</text:span></text:p>
          </draw:text-box>
        </draw:frame>
        <draw:frame draw:style-name="gr4" draw:layer="layout" svg:width="1.653cm" svg:height="0.539cm" svg:x="15.709cm" svg:y="2.353cm">
          <draw:text-box>
            <text:p text:style-name="P1"><text:span text:style-name="T2">topic_id</text:span></text:p>
          </draw:text-box>
        </draw:frame>
        <draw:frame draw:style-name="gr4" draw:layer="layout" svg:width="0.743cm" svg:height="0.539cm" svg:x="15.709cm" svg:y="2.954cm">
          <draw:text-box>
            <text:p text:style-name="P1"><text:span text:style-name="T2">title</text:span></text:p>
          </draw:text-box>
        </draw:frame>
        <draw:frame draw:style-name="gr4" draw:layer="layout" svg:width="1.043cm" svg:height="0.539cm" svg:x="15.709cm" svg:y="3.554cm">
          <draw:text-box>
            <text:p text:style-name="P1"><text:span text:style-name="T2">body</text:span></text:p>
          </draw:text-box>
        </draw:frame>
        <draw:frame draw:style-name="gr4" draw:layer="layout" svg:width="1.2cm" svg:height="0.539cm" svg:x="15.709cm" svg:y="4.155cm">
          <draw:text-box>
            <text:p text:style-name="P1"><text:span text:style-name="T2">photo</text:span></text:p>
          </draw:text-box>
        </draw:frame>
        <draw:frame draw:style-name="gr4" draw:layer="layout" svg:width="2.267cm" svg:height="0.539cm" svg:x="15.709cm" svg:y="4.756cm">
          <draw:text-box>
            <text:p text:style-name="P1"><text:span text:style-name="T2">created_at</text:span></text:p>
          </draw:text-box>
        </draw:frame>
        <draw:frame draw:style-name="gr4" draw:layer="layout" svg:width="2.398cm" svg:height="0.539cm" svg:x="15.709cm" svg:y="5.357cm">
          <draw:text-box>
            <text:p text:style-name="P1"><text:span text:style-name="T2">updated_at</text:span></text:p>
          </draw:text-box>
        </draw:frame>
        <draw:frame draw:style-name="gr4" draw:layer="layout" svg:width="1.255cm" svg:height="0.539cm" svg:x="0.601cm" svg:y="3.134cm">
          <draw:text-box>
            <text:p text:style-name="P1"><text:span text:style-name="T1">topics</text:span></text:p>
          </draw:text-box>
        </draw:frame>
        <draw:frame draw:style-name="gr4" draw:layer="layout" svg:width="0.375cm" svg:height="0.539cm" svg:x="0.601cm" svg:y="3.735cm">
          <draw:text-box>
            <text:p text:style-name="P1"><text:span text:style-name="T2">id</text:span></text:p>
          </draw:text-box>
        </draw:frame>
        <draw:frame draw:style-name="gr4" draw:layer="layout" svg:width="1.2cm" svg:height="0.539cm" svg:x="0.601cm" svg:y="4.335cm">
          <draw:text-box>
            <text:p text:style-name="P1"><text:span text:style-name="T2">name</text:span></text:p>
          </draw:text-box>
        </draw:frame>
        <draw:frame draw:style-name="gr4" draw:layer="layout" svg:width="2.322cm" svg:height="0.539cm" svg:x="0.601cm" svg:y="4.936cm">
          <draw:text-box>
            <text:p text:style-name="P1"><text:span text:style-name="T2">description</text:span></text:p>
          </draw:text-box>
        </draw:frame>
        <draw:frame draw:style-name="gr4" draw:layer="layout" svg:width="2.267cm" svg:height="0.539cm" svg:x="0.601cm" svg:y="5.537cm">
          <draw:text-box>
            <text:p text:style-name="P1"><text:span text:style-name="T2">created_at</text:span></text:p>
          </draw:text-box>
        </draw:frame>
        <draw:frame draw:style-name="gr4" draw:layer="layout" svg:width="2.398cm" svg:height="0.539cm" svg:x="0.601cm" svg:y="6.138cm">
          <draw:text-box>
            <text:p text:style-name="P1"><text:span text:style-name="T2">updated_at</text:span></text:p>
          </draw:text-box>
        </draw:frame>
        <draw:frame draw:style-name="gr4" draw:layer="layout" svg:width="1.179cm" svg:height="0.539cm" svg:x="7.029cm" svg:y="1.272cm">
          <draw:text-box>
            <text:p text:style-name="P1"><text:span text:style-name="T1">users</text:span></text:p>
          </draw:text-box>
        </draw:frame>
        <draw:frame draw:style-name="gr4" draw:layer="layout" svg:width="0.375cm" svg:height="0.539cm" svg:x="7.029cm" svg:y="1.872cm">
          <draw:text-box>
            <text:p text:style-name="P1"><text:span text:style-name="T2">id</text:span></text:p>
          </draw:text-box>
        </draw:frame>
        <draw:frame draw:style-name="gr4" draw:layer="layout" svg:width="1.2cm" svg:height="0.539cm" svg:x="7.029cm" svg:y="2.473cm">
          <draw:text-box>
            <text:p text:style-name="P1"><text:span text:style-name="T2">name</text:span></text:p>
          </draw:text-box>
        </draw:frame>
        <draw:frame draw:style-name="gr4" draw:layer="layout" svg:width="1.145cm" svg:height="0.539cm" svg:x="7.029cm" svg:y="3.074cm">
          <draw:text-box>
            <text:p text:style-name="P1"><text:span text:style-name="T2">email</text:span></text:p>
          </draw:text-box>
        </draw:frame>
        <draw:frame draw:style-name="gr4" draw:layer="layout" svg:width="2.059cm" svg:height="0.539cm" svg:x="7.029cm" svg:y="3.675cm">
          <draw:text-box>
            <text:p text:style-name="P1"><text:span text:style-name="T2">password</text:span></text:p>
          </draw:text-box>
        </draw:frame>
        <draw:frame draw:style-name="gr4" draw:layer="layout" svg:width="3.626cm" svg:height="0.539cm" svg:x="7.029cm" svg:y="4.275cm">
          <draw:text-box>
            <text:p text:style-name="P1"><text:span text:style-name="T2">remember_token</text:span></text:p>
          </draw:text-box>
        </draw:frame>
        <draw:frame draw:style-name="gr4" draw:layer="layout" svg:width="2.267cm" svg:height="0.539cm" svg:x="7.029cm" svg:y="4.876cm">
          <draw:text-box>
            <text:p text:style-name="P1"><text:span text:style-name="T2">created_at</text:span></text:p>
          </draw:text-box>
        </draw:frame>
        <draw:frame draw:style-name="gr4" draw:layer="layout" svg:width="2.398cm" svg:height="0.539cm" svg:x="7.029cm" svg:y="5.477cm">
          <draw:text-box>
            <text:p text:style-name="P1"><text:span text:style-name="T2">updated_at</text:span></text:p>
          </draw:text-box>
        </draw:frame>
        <draw:line draw:style-name="gr5" draw:text-style-name="P2" draw:layer="layout" svg:x1="10.778cm" svg:y1="1.995cm" svg:x2="15.731cm" svg:y2="1.995cm">
          <text:p/>
        </draw:line>
        <draw:line draw:style-name="gr5" draw:text-style-name="P2" draw:layer="layout" svg:x1="10.414cm" svg:y1="2.032cm" svg:x2="15.24cm" svg:y2="12.827cm">
          <text:p/>
        </draw:line>
        <draw:polyline draw:style-name="gr6" draw:text-style-name="P2" draw:layer="layout" svg:width="8.252cm" svg:height="9.062cm" draw:transform="rotate (-0.728325896857234) translate (9.08055271358272cm -2.82665527190478cm)" svg:viewBox="0 0 8253 9063" draw:points="0,9063 6296,9063 8253,0">
          <text:p/>
        </draw:polyline>
        <draw:connector draw:style-name="gr7" draw:text-style-name="P2" draw:layer="layout" svg:x1="18.143cm" svg:y1="1.352cm" svg:x2="17.963cm" svg:y2="13.367cm" draw:start-shape="id1" draw:start-glue-point="1" draw:end-shape="id2" draw:end-glue-point="1" svg:d="M18143 1352h515v12015h-695" svg:viewBox="0 0 696 12016">
          <text:p/>
        </draw:connector>
        <draw:connector draw:style-name="gr7" draw:text-style-name="P2" draw:layer="layout" svg:x1="6.878cm" svg:y1="3.275cm" svg:x2="6.338cm" svg:y2="10.341cm" draw:start-shape="id3" draw:start-glue-point="3" draw:end-shape="id4" draw:end-glue-point="3" svg:d="M6878 3275h-1040v7066h500" svg:viewBox="0 0 1041 706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837cm" fo:page-height="19.89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date>2017-02-21T22:44:49.362181337</dc:date>
    <meta:editing-duration>PT8M20S</meta:editing-duration>
    <meta:editing-cycles>7</meta:editing-cycles>
    <meta:document-statistic meta:object-count="85"/>
  </office:meta>
</office:document-meta>
</file>